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2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1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1" style:font-size-asian="36pt" style:font-size-complex="36pt"/>
    </style:style>
    <style:style style:family="paragraph" style:name="P3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1" style:font-size-asian="10pt" style:font-size-complex="10pt"/>
    </style:style>
    <style:style style:family="paragraph" style:name="P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5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size-asian="23pt" style:font-size-complex="23pt"/>
    </style:style>
    <style:style style:family="paragraph" style:name="P6" style:parent-style-name="Standard">
      <style:paragraph-properties fo:margin-bottom="0.349cm" fo:margin-top="0cm" fo:text-align="justify" loext:contextual-spacing="false" style:justify-single-word="fals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name="P7" style:parent-style-name="Standard">
      <style:paragraph-properties fo:margin-bottom="0.349cm" fo:margin-top="0cm" fo:text-align="justify" loext:contextual-spacing="false" style:justify-single-word="false"/>
      <style:text-properties fo:font-size="23pt" fo:font-weight="bold" officeooo:paragraph-rsid="000b9aab" style:font-name="arial" style:font-name-complex="Times New Roman1" style:font-size-asian="23pt" style:font-size-complex="23pt" style:font-weight-asian="bold"/>
    </style:style>
    <style:style style:family="paragraph" style:name="P8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9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arial" style:font-size-asian="25pt" style:font-size-complex="25pt"/>
    </style:style>
    <style:style style:family="paragraph" style:name="P10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arial"/>
    </style:style>
    <style:style style:family="paragraph" style:name="P11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2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3pt" fo:font-weight="normal" style:font-name="arial" style:font-size-asian="23pt" style:font-size-complex="23pt" style:font-weight-asian="normal" style:font-weight-complex="normal" style:text-underline-style="none" style:use-window-font-color="true"/>
    </style:style>
    <style:style style:family="paragraph" style:name="P13" style:parent-style-name="Text_20_body">
      <style:paragraph-properties fo:border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shadow="none" style:writing-mode="page"/>
      <style:text-properties fo:font-size="25pt" fo:font-weight="bold" fo:letter-spacing="0.053cm" style:font-name="arial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arial"/>
    </style:style>
    <style:style style:family="paragraph" style:name="P15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arial" style:font-size-asian="26pt" style:font-size-complex="26pt"/>
    </style:style>
    <style:style style:family="paragraph" style:name="P16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17" style:parent-style-name="Text_20_body">
      <style:text-properties fo:font-size="23pt" style:font-name="arial" style:font-size-asian="23pt" style:font-size-complex="23pt"/>
    </style:style>
    <style:style style:family="paragraph" style:name="P18" style:parent-style-name="Standard">
      <style:paragraph-properties fo:line-height="100%" fo:margin-bottom="0.349cm" fo:margin-top="0cm" fo:text-align="justify" loext:contextual-spacing="false" style:justify-single-word="false" style:writing-mode="page"/>
      <style:text-properties fo:font-size="23pt" officeooo:paragraph-rsid="000b9aab" style:font-name="arial" style:font-name-complex="Times New Roman1" style:font-size-asian="23pt" style:font-size-complex="23pt"/>
    </style:style>
    <style:style style:family="paragraph" style:master-page-name="Standard" style:name="P19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arial" style:font-size-asian="26pt" style:font-size-complex="26pt" style:font-weight-asian="normal" style:font-weight-complex="normal" style:text-underline-style="none"/>
    </style:style>
    <style:style style:family="paragraph" style:name="P20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3pt" style:font-name="arial" style:font-size-asian="23pt" style:font-size-complex="23pt" style:text-line-through-style="none" style:text-line-through-type="none"/>
    </style:style>
    <style:style style:family="paragraph" style:list-style-name="WWNum1" style:name="P22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3pt" style:font-name="arial" style:font-size-asian="23pt" style:font-size-complex="23pt"/>
    </style:style>
    <style:style style:family="paragraph" style:name="P2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font-weight="bold" style:font-name-complex="Times New Roman1" style:font-weight-asian="bold"/>
    </style:style>
    <style:style style:family="text" style:name="T4">
      <style:text-properties fo:font-weight="bold" officeooo:rsid="0008bc0a"/>
    </style:style>
    <style:style style:family="text" style:name="T5">
      <style:text-properties fo:letter-spacing="0.074cm"/>
    </style:style>
    <style:style style:family="text" style:name="T6">
      <style:text-properties fo:letter-spacing="0.071cm"/>
    </style:style>
    <style:style style:family="text" style:name="T7">
      <style:text-properties fo:letter-spacing="0.058cm"/>
    </style:style>
    <style:style style:family="text" style:name="T8">
      <style:text-properties fo:letter-spacing="0.049cm"/>
    </style:style>
    <style:style style:family="text" style:name="T9">
      <style:text-properties fo:letter-spacing="0.056cm"/>
    </style:style>
    <style:style style:family="text" style:name="T10">
      <style:text-properties fo:letter-spacing="0.076cm"/>
    </style:style>
    <style:style style:family="text" style:name="T11">
      <style:text-properties style:text-line-through-style="solid" style:text-line-through-type="double"/>
    </style:style>
    <style:style style:family="text" style:name="T12">
      <style:text-properties fo:letter-spacing="0.069cm" style:text-line-through-style="solid" style:text-line-through-type="double"/>
    </style:style>
    <style:style style:family="text" style:name="T13">
      <style:text-properties fo:letter-spacing="0.067cm" style:text-line-through-style="solid" style:text-line-through-type="double"/>
    </style:style>
    <style:style style:family="text" style:name="T14">
      <style:text-properties fo:letter-spacing="0.065cm" style:text-line-through-style="solid" style:text-line-through-type="double"/>
    </style:style>
    <style:style style:family="text" style:name="T15">
      <style:text-properties fo:letter-spacing="0.058cm" style:text-line-through-style="solid" style:text-line-through-type="double"/>
    </style:style>
    <style:style style:family="text" style:name="T16">
      <style:text-properties fo:font-weight="bold" fo:letter-spacing="-0.039cm"/>
    </style:style>
    <style:style style:family="text" style:name="T17">
      <style:text-properties fo:font-weight="bold" fo:letter-spacing="-0.085cm" officeooo:rsid="0008bc0a"/>
    </style:style>
    <style:style style:family="text" style:name="T18">
      <style:text-properties style:text-line-through-style="none" style:text-line-through-type="none"/>
    </style:style>
    <style:style style:family="text" style:name="T19">
      <style:text-properties fo:color="#000000"/>
    </style:style>
    <style:style style:family="text" style:name="T20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21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22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23">
      <style:text-properties fo:background-color="#ffff00" fo:font-style="italic" loext:char-shading-value="0" style:font-name-complex="Times New Roman1" style:font-style-asian="italic" style:font-style-complex="italic"/>
    </style:style>
    <style:style style:family="text" style:name="T24">
      <style:text-properties fo:color="#00000a" fo:font-size="20pt" fo:font-weight="normal" style:country-asian="FR" style:country-complex="SA" style:font-name="arial" style:font-name-asian="Times New Roman1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25">
      <style:text-properties fo:color="#00000a" fo:font-size="20pt" fo:font-style="normal" fo:font-weight="normal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6">
      <style:text-properties fo:color="#00000a" fo:font-size="20pt" fo:font-style="normal" fo:font-weight="normal" officeooo:rsid="00077f89" style:country-asian="FR" style:country-complex="SA" style:font-name="arial" style:font-name-asian="Times New Roman1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27">
      <style:text-properties officeooo:rsid="0008bc0a"/>
    </style:style>
    <style:style style:family="text" style:name="T28">
      <style:text-properties style:font-name-complex="Times New Roman1"/>
    </style:style>
    <style:style style:family="text" style:name="T29">
      <style:text-properties officeooo:rsid="000d867c"/>
    </style:style>
    <style:style style:family="text" style:name="T30">
      <style:text-properties style:font-name="arial"/>
    </style:style>
    <style:style style:family="text" style:name="T31">
      <style:text-properties fo:font-size="25pt" fo:font-style="normal" fo:font-weight="bold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2">
      <style:text-properties fo:font-size="25pt" fo:font-style="normal" fo:font-weight="bold" officeooo:rsid="000d867c" style:font-name="arial" style:font-size-asian="25pt" style:font-size-complex="25pt" style:font-style-asian="normal" style:font-style-complex="normal" style:font-weight-asian="bold" style:font-weight-complex="bold"/>
    </style:style>
    <style:style style:family="text" style:name="T33">
      <style:text-properties fo:country="FR" fo:font-size="25pt" fo:font-weight="bold" fo:language="fr" style:font-name="arial" style:font-size-asian="25pt" style:font-size-complex="25pt" style:font-weight-asian="bold" style:font-weight-complex="bold"/>
    </style:style>
    <style:style style:family="text" style:name="T34">
      <style:text-properties fo:country="FR" fo:font-size="25pt" fo:font-weight="bold" fo:language="fr" style:font-name="arial" style:font-size-asian="25pt" style:font-size-complex="25pt" style:font-weight-asian="bold" style:font-weight-complex="bold" style:text-underline-style="none"/>
    </style:style>
    <style:style style:family="text" style:name="T35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3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37">
      <style:text-properties fo:country="BE" fo:font-size="10pt" fo:font-style="normal" fo:font-weight="normal" fo:language="fr" fo:letter-spacing="normal" fo:text-shadow="none" style:country-asian="none" style:country-complex="none" style:font-name="Ubuntu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9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0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19">ANNEXE 2<text:span text:style-name="T27">6</text:span></text:p>
      <text:p text:style-name="P9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text:style-name="WWNum1" xml:id="list3006196978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licence_view.get_parcels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name="Section3" text:style-name="Sect1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name="Section4" text:style-name="Sect1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29:22.170003489</dc:date>
    <meta:print-date>2017-09-14T11:53:02.697000000</meta:print-date>
    <meta:editing-cycles>143</meta:editing-cycles>
    <meta:editing-duration>PT22H59M58S</meta:editing-duration>
    <meta:printed-by>Alain BOLLY</meta:printed-by>
    <meta:document-statistic meta:table-count="0" meta:image-count="2" meta:object-count="0" meta:page-count="1" meta:paragraph-count="31" meta:word-count="408" meta:character-count="2752" meta:non-whitespace-character-count="2354"/>
    <meta:user-defined meta:name="Info 1"/>
    <meta:user-defined meta:name="Info 2"/>
    <meta:user-defined meta:name="Info 3"/>
    <meta:user-defined meta:name="Info 4"/>
  </office:meta>
</office:document-meta>
</file>